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fo:font-size="12pt" officeooo:rsid="000fd752" officeooo:paragraph-rsid="000fd752"/>
    </style:style>
    <style:style style:name="P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80"/>
    </style:style>
    <style:style style:name="P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/>
    </style:style>
    <style:style style:name="P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12pt"/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2pt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12pt" officeooo:rsid="000fd752" officeooo:paragraph-rsid="000fd752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80" style:font-name="DejaVu Sans Mono" fo:font-size="12pt" fo:font-weight="bold"/>
    </style:style>
    <style:style style:name="P9" style:family="paragraph" style:parent-style-name="Standard">
      <style:text-properties officeooo:rsid="000fd752" officeooo:paragraph-rsid="000fd752"/>
    </style:style>
    <style:style style:name="P10" style:family="paragraph" style:parent-style-name="Standard">
      <style:text-properties officeooo:rsid="000fd752" officeooo:paragraph-rsid="000fd752"/>
    </style:style>
    <style:style style:name="P11" style:family="paragraph" style:parent-style-name="Standard">
      <style:text-properties officeooo:rsid="00141022" officeooo:paragraph-rsid="00141022"/>
    </style:style>
    <style:style style:name="P12" style:family="paragraph" style:parent-style-name="Preformatted_20_Text">
      <style:text-properties fo:color="#000000" style:font-name="DejaVu Sans Mono" fo:font-size="12pt" officeooo:rsid="00141022" officeooo:paragraph-rsid="00141022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80"/>
    </style:style>
    <style:style style:name="P14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T1" style:family="text">
      <style:text-properties fo:font-weight="bold" fo:background-color="#f2e8e4" loext:char-shading-value="0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fo:font-weight="bold" fo:background-color="#f2e8e4" loext:char-shading-value="0"/>
    </style:style>
    <style:style style:name="T6" style:family="text">
      <style:text-properties fo:color="#000080" style:font-name="DejaVu Sans Mono" fo:font-size="12pt" fo:font-weight="bold"/>
    </style:style>
    <style:style style:name="T7" style:family="text">
      <style:text-properties fo:color="#000080" style:font-name="DejaVu Sans Mono" fo:font-size="12pt" fo:font-weight="bold" fo:background-color="#efefef" loext:char-shading-value="0"/>
    </style:style>
    <style:style style:name="T8" style:family="text">
      <style:text-properties fo:color="#000080" style:font-name="DejaVu Sans Mono" fo:font-size="12pt" fo:font-weight="bold" fo:background-color="#f2e8e4" loext:char-shading-value="0"/>
    </style:style>
    <style:style style:name="T9" style:family="text">
      <style:text-properties fo:color="#000080" style:font-name="DejaVu Sans Mono" fo:font-size="12pt" fo:background-color="#f2e8e4" loext:char-shading-value="0"/>
    </style:style>
    <style:style style:name="T10" style:family="text">
      <style:text-properties fo:color="#000080" fo:background-color="#f2e8e4" loext:char-shading-value="0"/>
    </style:style>
    <style:style style:name="T11" style:family="text">
      <style:text-properties fo:color="#660e7a"/>
    </style:style>
    <style:style style:name="T12" style:family="text">
      <style:text-properties fo:color="#660e7a" fo:font-style="italic" fo:font-weight="bold"/>
    </style:style>
    <style:style style:name="T13" style:family="text">
      <style:text-properties fo:color="#660e7a" fo:font-style="italic" fo:font-weight="bold" fo:background-color="#f2e8e4" loext:char-shading-value="0"/>
    </style:style>
    <style:style style:name="T14" style:family="text">
      <style:text-properties fo:color="#660e7a" style:font-name="DejaVu Sans Mono" fo:font-size="12pt" fo:font-weight="bold"/>
    </style:style>
    <style:style style:name="T15" style:family="text">
      <style:text-properties fo:color="#660e7a" style:font-name="DejaVu Sans Mono" fo:font-size="12pt" fo:font-weight="bold" fo:background-color="#f2e8e4" loext:char-shading-value="0"/>
    </style:style>
    <style:style style:name="T16" style:family="text">
      <style:text-properties fo:color="#660e7a" style:font-name="DejaVu Sans Mono" fo:font-size="12pt" fo:font-style="italic" fo:font-weight="bold"/>
    </style:style>
    <style:style style:name="T17" style:family="text">
      <style:text-properties fo:color="#660e7a" fo:font-weight="bold" fo:background-color="#f2e8e4" loext:char-shading-value="0"/>
    </style:style>
    <style:style style:name="T18" style:family="text">
      <style:text-properties style:font-name="DejaVu Sans Mono" fo:font-size="12pt"/>
    </style:style>
    <style:style style:name="T19" style:family="text">
      <style:text-properties style:font-name="DejaVu Sans Mono" fo:font-size="12pt" fo:font-weight="bold"/>
    </style:style>
    <style:style style:name="T20" style:family="text">
      <style:text-properties style:font-name="DejaVu Sans Mono" fo:font-size="12pt" fo:font-weight="bold" fo:background-color="#f2e8e4" loext:char-shading-value="0"/>
    </style:style>
    <style:style style:name="T21" style:family="text">
      <style:text-properties style:font-name="DejaVu Sans Mono" fo:font-size="12pt" fo:font-style="italic"/>
    </style:style>
    <style:style style:name="T22" style:family="text">
      <style:text-properties style:font-name="DejaVu Sans Mono" fo:font-size="12pt" fo:font-style="italic" fo:background-color="#f2e8e4" loext:char-shading-value="0"/>
    </style:style>
    <style:style style:name="T23" style:family="text">
      <style:text-properties style:font-name="DejaVu Sans Mono" fo:font-size="12pt" fo:background-color="#ebebeb" loext:char-shading-value="0"/>
    </style:style>
    <style:style style:name="T24" style:family="text">
      <style:text-properties style:font-name="DejaVu Sans Mono" fo:font-size="12pt" fo:background-color="#efefef" loext:char-shading-value="0"/>
    </style:style>
    <style:style style:name="T25" style:family="text">
      <style:text-properties fo:color="#0000ff"/>
    </style:style>
    <style:style style:name="T26" style:family="text">
      <style:text-properties fo:color="#0000ff" style:font-name="DejaVu Sans Mono" fo:font-size="12pt"/>
    </style:style>
    <style:style style:name="T27" style:family="text">
      <style:text-properties fo:color="#0000ff" style:font-name="DejaVu Sans Mono" fo:font-size="12pt" fo:font-style="italic"/>
    </style:style>
    <style:style style:name="T28" style:family="text">
      <style:text-properties fo:color="#0000ff" style:font-name="DejaVu Sans Mono" fo:font-size="12pt" fo:font-style="italic" fo:font-weight="bold" fo:background-color="#f2e8e4" loext:char-shading-value="0"/>
    </style:style>
    <style:style style:name="T29" style:family="text">
      <style:text-properties fo:color="#0000ff" style:font-name="DejaVu Sans Mono" fo:font-size="12pt" fo:font-weight="bold"/>
    </style:style>
    <style:style style:name="T30" style:family="text">
      <style:text-properties fo:color="#0000ff" style:font-name="DejaVu Sans Mono" fo:font-size="12pt" fo:font-weight="bold" fo:background-color="#efefef" loext:char-shading-value="0"/>
    </style:style>
    <style:style style:name="T31" style:family="text">
      <style:text-properties fo:color="#0000ff" style:font-name="DejaVu Sans Mono" fo:font-size="12pt" fo:font-weight="bold" fo:background-color="#f2e8e4" loext:char-shading-value="0"/>
    </style:style>
    <style:style style:name="T32" style:family="text">
      <style:text-properties fo:color="#0000ff" fo:font-weight="bold" fo:background-color="#f2e8e4" loext:char-shading-value="0"/>
    </style:style>
    <style:style style:name="T33" style:family="text">
      <style:text-properties fo:color="#0000ff" fo:font-weight="bold" fo:background-color="#efefef" loext:char-shading-value="0"/>
    </style:style>
    <style:style style:name="T34" style:family="text">
      <style:text-properties fo:color="#008000"/>
    </style:style>
    <style:style style:name="T35" style:family="text">
      <style:text-properties fo:color="#008000" style:font-name="DejaVu Sans Mono" fo:font-size="12pt" fo:font-weight="bold"/>
    </style:style>
    <style:style style:name="T36" style:family="text">
      <style:text-properties fo:color="#008000" style:font-name="DejaVu Sans Mono" fo:font-size="12pt" fo:font-weight="bold" fo:background-color="#efefef" loext:char-shading-value="0"/>
    </style:style>
    <style:style style:name="T37" style:family="text">
      <style:text-properties fo:color="#008000" style:font-name="DejaVu Sans Mono" fo:font-size="12pt" fo:font-weight="bold" fo:background-color="#f2e8e4" loext:char-shading-value="0"/>
    </style:style>
    <style:style style:name="T38" style:family="text">
      <style:text-properties fo:color="#008000" fo:font-weight="bold" fo:background-color="#f2e8e4" loext:char-shading-value="0"/>
    </style:style>
    <style:style style:name="T39" style:family="text">
      <style:text-properties fo:color="#008000" fo:font-weight="bold" fo:background-color="#efefef" loext:char-shading-value="0"/>
    </style:style>
    <style:style style:name="T40" style:family="text">
      <style:text-properties fo:background-color="#efefef" loext:char-shading-value="0"/>
    </style:style>
    <style:style style:name="T41" style:family="text">
      <style:text-properties fo:color="#c37522" fo:font-style="italic" fo:background-color="#f2e8e4" loext:char-shading-value="0"/>
    </style:style>
    <style:style style:name="T42" style:family="text">
      <style:text-properties fo:color="#c37522" style:font-name="DejaVu Sans Mono" fo:font-size="12pt" fo:font-style="italic" fo:background-color="#f2e8e4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.1)</text:p>
      <text:p text:style-name="P6"/>
      <text:p text:style-name="P7">application.html.erb</text:p>
      <text:p text:style-name="P7"><text:span text:style-name="T4">&lt;%=</text:span><text:span text:style-name="T10"> </text:span><text:span text:style-name="T13">Time</text:span><text:span text:style-name="T32">.</text:span><text:span text:style-name="T1">now</text:span><text:span text:style-name="T32">.</text:span><text:span text:style-name="T1">strftime</text:span><text:span text:style-name="T32">(</text:span><text:span text:style-name="T38">"%m/%d/%Y <text:s text:c="3"/>%H:%M:%S"</text:span><text:span text:style-name="T32">)</text:span><text:span text:style-name="T4">%&gt;</text:span></text:p>
      <text:p text:style-name="P7"/>
      <text:p text:style-name="P7">application.css</text:p>
      <text:p text:style-name="P7"><text:span text:style-name="T3">ul </text:span>{</text:p>
      <text:p text:style-name="P5"><text:s text:c="4"/><text:span text:style-name="T29">padding</text:span><text:span text:style-name="T18">: </text:span><text:span text:style-name="T26">0</text:span><text:span text:style-name="T18">;</text:span></text:p>
      <text:p text:style-name="P3"><text:s text:c="4"/><text:span text:style-name="T29">color</text:span><text:span text:style-name="T18">: </text:span><text:span text:style-name="T35">red</text:span><text:span text:style-name="T18">}</text:span></text:p>
      <text:p text:style-name="P7"/>
      <text:p text:style-name="P6"/>
      <text:p text:style-name="P6"/>
      <text:p text:style-name="P7">Q.3)</text:p>
      <text:p text:style-name="P6"/>
      <text:p text:style-name="P7">store_controller.rb</text:p>
      <text:p text:style-name="P6"/>
      <text:p text:style-name="P6"><text:span text:style-name="T3">class </text:span><text:span text:style-name="T12">StoreController </text:span>&lt; <text:span text:style-name="T12">ApplicationController</text:span></text:p>
      <text:p text:style-name="P5"><text:bookmark-start text:name="__DdeLink__984_792286270"/><text:bookmark-start text:name="__DdeLink__982_792286270"/><text:bookmark-start text:name="__DdeLink__980_792286270"/><text:span text:style-name="T11"><text:s text:c="2"/></text:span><text:span text:style-name="T6">def </text:span><text:span text:style-name="T27">index</text:span></text:p>
      <text:p text:style-name="P5"><text:span text:style-name="T25"><text:s text:c="4"/></text:span><text:span text:style-name="T14">@products </text:span><text:span text:style-name="T18">= </text:span><text:span text:style-name="T16">Product</text:span><text:span text:style-name="T18">.all</text:span></text:p>
      <text:p text:style-name="P5"><text:s text:c="4"/><text:span text:style-name="T14">@time </text:span><text:span text:style-name="T18">= </text:span><text:span text:style-name="T16">Time</text:span><text:span text:style-name="T18">.now</text:span></text:p>
      <text:p text:style-name="P5"><text:s text:c="4"/><text:span text:style-name="T6">def </text:span><text:span text:style-name="T27">set_visit_time</text:span></text:p>
      <text:p text:style-name="P5"><text:span text:style-name="T25"><text:s text:c="6"/></text:span><text:span text:style-name="T18">session[</text:span><text:span text:style-name="T14">:visit_time</text:span><text:span text:style-name="T18">]=</text:span><text:span text:style-name="T16">Time</text:span><text:span text:style-name="T18">.now.to_s</text:span></text:p>
      <text:p text:style-name="P5"><text:s text:c="4"/><text:span text:style-name="T6">end</text:span></text:p>
      <text:p text:style-name="P5"><text:span text:style-name="T2"><text:s text:c="4"/></text:span><text:span text:style-name="T6">def </text:span><text:span text:style-name="T27">get_visit_time</text:span></text:p>
      <text:p text:style-name="P5"><text:span text:style-name="T25"><text:s text:c="8"/></text:span><text:span text:style-name="T14">@time</text:span><text:span text:style-name="T18">=session[</text:span><text:span text:style-name="T14">:visit_time</text:span><text:span text:style-name="T18">]</text:span></text:p>
      <text:p text:style-name="P5"><text:s text:c="4"/><text:span text:style-name="T6">if </text:span><text:span text:style-name="T14">@time</text:span><text:span text:style-name="T18">.nil?</text:span></text:p>
      <text:p text:style-name="P5"><text:s text:c="6"/><text:span text:style-name="T21">render</text:span><text:span text:style-name="T18">(</text:span><text:span text:style-name="T14">:text</text:span><text:span text:style-name="T27">=&gt;</text:span><text:span text:style-name="T35">"Your last visit was too long ago"</text:span><text:span text:style-name="T18">)</text:span></text:p>
      <text:p text:style-name="P5"><text:s text:c="4"/><text:span text:style-name="T6">else</text:span></text:p>
      <text:p text:style-name="P5"><text:span text:style-name="T2"><text:s text:c="6"/></text:span><text:span text:style-name="T21">render</text:span><text:span text:style-name="T18">(</text:span><text:span text:style-name="T14">:text</text:span><text:span text:style-name="T27">=&gt;</text:span><text:span text:style-name="T35">"Your last visit was </text:span><text:span text:style-name="T23">#{</text:span><text:span text:style-name="T14">@time</text:span><text:span text:style-name="T23">}</text:span><text:span text:style-name="T35">"</text:span><text:span text:style-name="T18">)</text:span></text:p>
      <text:p text:style-name="P5"><text:s text:c="4"/><text:span text:style-name="T6">end</text:span></text:p>
      <text:p text:style-name="P5"><text:span text:style-name="T2"><text:s text:c="8"/></text:span><text:span text:style-name="T18">session[</text:span><text:span text:style-name="T14">:visit_time</text:span><text:span text:style-name="T18">]= {</text:span><text:span text:style-name="T14">:expires_in</text:span><text:span text:style-name="T27">=&gt; </text:span><text:span text:style-name="T26">120</text:span><text:span text:style-name="T18">.days}</text:span></text:p>
      <text:p text:style-name="P8">end</text:p>
      <text:p text:style-name="P8">end</text:p>
      <text:p text:style-name="P2"><text:s text:c="2"/><text:span text:style-name="T19">end</text:span><text:bookmark-end text:name="__DdeLink__984_792286270"/><text:bookmark-end text:name="__DdeLink__982_792286270"/><text:bookmark-end text:name="__DdeLink__980_792286270"/></text:p>
      <text:p text:style-name="Standard"/>
      <text:p text:style-name="P9">application.html.erb</text:p>
      <text:p text:style-name="P1"><text:span text:style-name="T40">&lt;</text:span><text:span text:style-name="T4">span </text:span><text:span text:style-name="T33">color= </text:span><text:span text:style-name="T39">white</text:span><text:span text:style-name="T40">&gt;</text:span>Your last visit was at: <text:span text:style-name="T4">&lt;%=</text:span><text:span text:style-name="T10"> </text:span><text:span text:style-name="T17">@time </text:span><text:span text:style-name="T4">%&gt;</text:span><text:span text:style-name="T40">&lt;/</text:span><text:span text:style-name="T4">span</text:span><text:span text:style-name="T40">&gt;</text:span></text:p>
      <text:p text:style-name="P9"/>
      <text:p text:style-name="P9">Q.4)</text:p>
      <text:p text:style-name="P9">store/index.html.erb</text:p>
      <text:p text:style-name="P1"><text:span text:style-name="T32">&lt;% </text:span><text:span text:style-name="T5">if </text:span><text:span text:style-name="T1">notice </text:span><text:span text:style-name="T32">%&gt;</text:span></text:p>
      <text:p text:style-name="P5"><text:span text:style-name="T25"><text:s text:c="4"/></text:span><text:span text:style-name="T24">&lt;</text:span><text:span text:style-name="T7">p </text:span><text:span text:style-name="T30">id=</text:span><text:span text:style-name="T36">"notice"</text:span><text:span text:style-name="T24">&gt;</text:span><text:span text:style-name="T7">&lt;%=</text:span><text:span text:style-name="T9"> </text:span><text:span text:style-name="T20">notice </text:span><text:span text:style-name="T7">%&gt;</text:span><text:span text:style-name="T24">&lt;/</text:span><text:span text:style-name="T7">p</text:span><text:span text:style-name="T24">&gt;</text:span></text:p>
      <text:p text:style-name="P6"><text:span text:style-name="T32">&lt;% </text:span><text:span text:style-name="T5">end </text:span><text:span text:style-name="T32">%&gt;</text:span></text:p>
      <text:p text:style-name="P6"><text:span text:style-name="T40">&lt;</text:span><text:span text:style-name="T4">h1</text:span><text:span text:style-name="T40">&gt;</text:span>Your Pragmatic Catalog<text:span text:style-name="T40">&lt;/</text:span><text:span text:style-name="T4">h1</text:span><text:span text:style-name="T40">&gt;</text:span></text:p>
      <text:p text:style-name="P6"><text:span text:style-name="T32">&lt;% </text:span><text:span text:style-name="T17">@products</text:span><text:span text:style-name="T32">.</text:span><text:span text:style-name="T1">each </text:span><text:span text:style-name="T5">do </text:span><text:span text:style-name="T32">|</text:span><text:span text:style-name="T41">product</text:span><text:span text:style-name="T32">| %&gt;</text:span></text:p>
      <text:p text:style-name="P5"><text:span text:style-name="T25"><text:s text:c="4"/></text:span><text:span text:style-name="T31">&lt;% </text:span><text:span text:style-name="T8">if </text:span><text:span text:style-name="T42">product</text:span><text:span text:style-name="T31">.</text:span><text:span text:style-name="T20">onlinebooks</text:span><text:span text:style-name="T31">&gt; 0 || </text:span><text:span text:style-name="T42">product</text:span><text:span text:style-name="T31">.</text:span><text:span text:style-name="T20">instorebooks </text:span><text:span text:style-name="T31">&gt;0 %&gt;</text:span></text:p>
      <text:p text:style-name="P5"><text:soft-page-break/><text:span text:style-name="T25"><text:s text:c="8"/></text:span><text:span text:style-name="T24">&lt;</text:span><text:span text:style-name="T7">div </text:span><text:span text:style-name="T30">class=</text:span><text:span text:style-name="T36">"entry"</text:span><text:span text:style-name="T24">&gt;</text:span></text:p>
      <text:p text:style-name="P5"><text:s text:c="10"/><text:span text:style-name="T7">&lt;%=</text:span><text:span text:style-name="T9"> </text:span><text:span text:style-name="T22">image_tag</text:span><text:span text:style-name="T31">(</text:span><text:span text:style-name="T42">product</text:span><text:span text:style-name="T31">.</text:span><text:span text:style-name="T20">image_url</text:span><text:span text:style-name="T31">) </text:span><text:span text:style-name="T7">%&gt;</text:span></text:p>
      <text:p text:style-name="P5"><text:span text:style-name="T2"><text:s text:c="10"/></text:span><text:span text:style-name="T24">&lt;</text:span><text:span text:style-name="T7">h3</text:span><text:span text:style-name="T24">&gt;</text:span><text:span text:style-name="T7">&lt;%=</text:span><text:span text:style-name="T9"> </text:span><text:span text:style-name="T42">product</text:span><text:span text:style-name="T31">.</text:span><text:span text:style-name="T20">title </text:span><text:span text:style-name="T7">%&gt;</text:span><text:span text:style-name="T24">&lt;/</text:span><text:span text:style-name="T7">h3</text:span><text:span text:style-name="T24">&gt;</text:span></text:p>
      <text:p text:style-name="P5"><text:s text:c="10"/><text:span text:style-name="T24">&lt;</text:span><text:span text:style-name="T7">p</text:span><text:span text:style-name="T24">&gt;</text:span><text:span text:style-name="T7">&lt;%=</text:span><text:span text:style-name="T9"> </text:span><text:span text:style-name="T20">sanitize</text:span><text:span text:style-name="T31">(</text:span><text:span text:style-name="T42">product</text:span><text:span text:style-name="T31">.</text:span><text:span text:style-name="T20">description</text:span><text:span text:style-name="T31">) </text:span><text:span text:style-name="T7">%&gt;</text:span><text:span text:style-name="T24">&lt;/</text:span><text:span text:style-name="T7">p</text:span><text:span text:style-name="T24">&gt;</text:span></text:p>
      <text:p text:style-name="P5"><text:s text:c="10"/><text:span text:style-name="T24">&lt;</text:span><text:span text:style-name="T7">div </text:span><text:span text:style-name="T30">class=</text:span><text:span text:style-name="T36">"price_line"</text:span><text:span text:style-name="T24">&gt;</text:span></text:p>
      <text:p text:style-name="P5"><text:s text:c="12"/><text:span text:style-name="T24">&lt;</text:span><text:span text:style-name="T7">span </text:span><text:span text:style-name="T30">class=</text:span><text:span text:style-name="T36">"price"</text:span><text:span text:style-name="T24">&gt;</text:span><text:span text:style-name="T7">&lt;%=</text:span><text:span text:style-name="T9"> </text:span><text:span text:style-name="T20">number_to_currency</text:span><text:span text:style-name="T31">(</text:span><text:span text:style-name="T42">product</text:span><text:span text:style-name="T31">.</text:span><text:span text:style-name="T20">price</text:span><text:span text:style-name="T31">, </text:span><text:span text:style-name="T15">:unit</text:span><text:span text:style-name="T28">=&gt; </text:span><text:span text:style-name="T37">"₹"</text:span><text:span text:style-name="T31">) </text:span><text:span text:style-name="T7">%&gt;</text:span><text:span text:style-name="T24">&lt;/</text:span><text:span text:style-name="T7">span</text:span><text:span text:style-name="T24">&gt;</text:span></text:p>
      <text:p text:style-name="P5"><text:s text:c="12"/><text:span text:style-name="T31">&lt;%</text:span><text:span text:style-name="T8">if </text:span><text:span text:style-name="T42">product</text:span><text:span text:style-name="T31">.</text:span><text:span text:style-name="T20">instorebooks</text:span><text:span text:style-name="T31">&gt; 0 &amp;&amp; </text:span><text:span text:style-name="T42">product</text:span><text:span text:style-name="T31">.</text:span><text:span text:style-name="T20">onlinebooks </text:span><text:span text:style-name="T31">== 0%&gt;</text:span></text:p>
      <text:p text:style-name="P5"><text:span text:style-name="T25"><text:s text:c="16"/></text:span><text:span text:style-name="T24">&lt;</text:span><text:span text:style-name="T7">span </text:span><text:span text:style-name="T30">class=</text:span><text:span text:style-name="T36">"price"</text:span><text:span text:style-name="T24">&gt;</text:span><text:span text:style-name="T18">Available Instore only</text:span><text:span text:style-name="T24">&lt;/</text:span><text:span text:style-name="T7">span</text:span><text:span text:style-name="T24">&gt;</text:span></text:p>
      <text:p text:style-name="P5"><text:s text:c="12"/><text:span text:style-name="T31">&lt;%</text:span><text:span text:style-name="T8">else if </text:span><text:span text:style-name="T42">product</text:span><text:span text:style-name="T31">.</text:span><text:span text:style-name="T20">instorebooks </text:span><text:span text:style-name="T31">== 0 &amp;&amp; </text:span><text:span text:style-name="T42">product</text:span><text:span text:style-name="T31">.</text:span><text:span text:style-name="T20">onlinebooks</text:span><text:span text:style-name="T31">&gt;0%&gt;</text:span></text:p>
      <text:p text:style-name="P5"><text:span text:style-name="T25"><text:s text:c="20"/></text:span><text:span text:style-name="T24">&lt;</text:span><text:span text:style-name="T7">span </text:span><text:span text:style-name="T30">class=</text:span><text:span text:style-name="T36">"price"</text:span><text:span text:style-name="T24">&gt;</text:span><text:span text:style-name="T18">Available Online only</text:span><text:span text:style-name="T24">&lt;/</text:span><text:span text:style-name="T7">span</text:span><text:span text:style-name="T24">&gt;</text:span></text:p>
      <text:p text:style-name="P5"><text:s text:c="16"/><text:span text:style-name="T31">&lt;%</text:span><text:span text:style-name="T8">end</text:span><text:span text:style-name="T31">%&gt;</text:span></text:p>
      <text:p text:style-name="P5"><text:span text:style-name="T25"><text:s text:c="12"/></text:span><text:span text:style-name="T31">&lt;%</text:span><text:span text:style-name="T8">end</text:span><text:span text:style-name="T31">%&gt;</text:span></text:p>
      <text:p text:style-name="P5"><text:span text:style-name="T25"><text:s text:c="10"/></text:span><text:span text:style-name="T24">&lt;/</text:span><text:span text:style-name="T7">div</text:span><text:span text:style-name="T24">&gt;</text:span></text:p>
      <text:p text:style-name="P5"><text:s text:c="8"/><text:span text:style-name="T24">&lt;/</text:span><text:span text:style-name="T7">div</text:span><text:span text:style-name="T24">&gt;</text:span></text:p>
      <text:p text:style-name="P5"><text:s text:c="4"/><text:span text:style-name="T31">&lt;%</text:span><text:span text:style-name="T8">end</text:span><text:span text:style-name="T31">%&gt;</text:span></text:p>
      <text:p text:style-name="P4"><text:span text:style-name="T32">&lt;%</text:span><text:span text:style-name="T5">end</text:span><text:span text:style-name="T32">%&gt;</text:span></text:p>
      <text:p text:style-name="P9"/>
      <text:p text:style-name="P9"/>
      <text:p text:style-name="P9"/>
      <text:p text:style-name="P9"/>
      <text:p text:style-name="P11">New Code</text:p>
      <text:p text:style-name="P12"><text:span text:style-name="T3">class </text:span><text:span text:style-name="T12">StoreController </text:span>&lt; <text:span text:style-name="T12">ApplicationController</text:span></text:p>
      <text:p text:style-name="P5"><text:span text:style-name="T11"><text:s text:c="2"/></text:span><text:span text:style-name="T6">def </text:span><text:span text:style-name="T27">index</text:span></text:p>
      <text:p text:style-name="P5"><text:span text:style-name="T25"><text:s text:c="4"/></text:span><text:span text:style-name="T14">@products </text:span><text:span text:style-name="T18">= </text:span><text:span text:style-name="T16">Product</text:span><text:span text:style-name="T18">.all</text:span></text:p>
      <text:p text:style-name="P5"><text:s text:c="4"/><text:span text:style-name="T14">@time </text:span><text:span text:style-name="T18">= </text:span><text:span text:style-name="T16">Time</text:span><text:span text:style-name="T18">.now</text:span></text:p>
      <text:p text:style-name="P5"><text:s text:c="4"/><text:span text:style-name="T6">def </text:span><text:span text:style-name="T27">set_visit_time</text:span></text:p>
      <text:p text:style-name="P5"><text:span text:style-name="T25"><text:s text:c="6"/></text:span><text:span text:style-name="T18">session[</text:span><text:span text:style-name="T14">:visit_time</text:span><text:span text:style-name="T18">]=</text:span><text:span text:style-name="T14">@time</text:span></text:p>
      <text:p text:style-name="P5"><text:span text:style-name="T11"><text:s text:c="4"/></text:span><text:span text:style-name="T6">end</text:span></text:p>
      <text:p text:style-name="P5"><text:span text:style-name="T2"><text:s text:c="4"/></text:span><text:span text:style-name="T6">def </text:span><text:span text:style-name="T27">get_visit_time</text:span></text:p>
      <text:p text:style-name="P5"><text:span text:style-name="T25"><text:s text:c="6"/></text:span><text:span text:style-name="T14">@last_visited</text:span><text:span text:style-name="T18">=session[</text:span><text:span text:style-name="T14">:visit_time</text:span><text:span text:style-name="T18">]</text:span></text:p>
      <text:p text:style-name="P5"><text:s text:c="4"/><text:span text:style-name="T6">end</text:span></text:p>
      <text:p text:style-name="P5"><text:span text:style-name="T2"><text:s text:c="4"/></text:span><text:span text:style-name="T6">if </text:span><text:span text:style-name="T18">session[</text:span><text:span text:style-name="T14">:visit_time</text:span><text:span text:style-name="T18">].nil?</text:span></text:p>
      <text:p text:style-name="P5"><text:s text:c="6"/><text:span text:style-name="T14">@last_visited</text:span><text:span text:style-name="T18">=</text:span><text:span text:style-name="T35">"Your last visit was too long ago."</text:span></text:p>
      <text:p text:style-name="P5"><text:span text:style-name="T34"><text:s text:c="4"/></text:span><text:span text:style-name="T6">else</text:span></text:p>
      <text:p text:style-name="P5"><text:span text:style-name="T2"><text:s text:c="6"/></text:span><text:span text:style-name="T14">@last_visited</text:span><text:span text:style-name="T18">=session[</text:span><text:span text:style-name="T14">:visit_time</text:span><text:span text:style-name="T18">]</text:span></text:p>
      <text:p text:style-name="P5"><text:s text:c="4"/><text:span text:style-name="T6">end</text:span></text:p>
      <text:p text:style-name="P5"><text:span text:style-name="T2"><text:s text:c="4"/></text:span><text:span text:style-name="T18">session[</text:span><text:span text:style-name="T14">:visit_time</text:span><text:span text:style-name="T18">]={</text:span><text:span text:style-name="T14">:expires_in</text:span><text:span text:style-name="T27">=&gt;</text:span><text:span text:style-name="T26">120</text:span><text:span text:style-name="T18">.days.from_now}</text:span></text:p>
      <text:p text:style-name="P5"><text:s text:c="4"/><text:span text:style-name="T18">session[</text:span><text:span text:style-name="T14">:visit_time</text:span><text:span text:style-name="T18">]=</text:span><text:span text:style-name="T16">Time</text:span><text:span text:style-name="T18">.now.to_s</text:span></text:p>
      <text:p text:style-name="P5"><text:s text:c="2"/><text:span text:style-name="T6">end</text:span></text:p>
      <text:p text:style-name="P2"><text:s text:c="2"/><text:span text:style-name="T19">end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7:23:25.924891209</meta:creation-date>
    <dc:date>2015-03-15T19:04:06.183608661</dc:date>
    <meta:editing-duration>PT1M2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73" meta:word-count="180" meta:character-count="2011" meta:non-whitespace-character-count="1571"/>
  </office:meta>
</office:document-meta>
</file>